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17.8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8.29mm"/>
    </style:style>
    <style:style style:name="co7" style:family="table-column">
      <style:table-column-properties fo:break-before="auto" style:column-width="33.99mm"/>
    </style:style>
    <style:style style:name="co8" style:family="table-column">
      <style:table-column-properties fo:break-before="auto" style:column-width="22.8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ction Amount</text:p>
          </table:table-cell>
          <table:table-cell table:style-name="ce1" office:value-type="string" calcext:value-type="string">
            <text:p>Extraction Time</text:p>
          </table:table-cell>
          <table:table-cell table:style-name="ce1" office:value-type="string" calcext:value-type="string">
            <text:p>Resource Node Percentage Covered</text:p>
          </table:table-cell>
          <table:table-cell table:style-name="ce1" office:value-type="string" calcext:value-type="string">
            <text:p>Gold Amount Drained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cutter Camp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SUM([.B3]+1)" office:value-type="float" office:value="2" calcext:value-type="float">
            <text:p>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umber Camp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formula="of:=SUM([.B4]+1)" office:value-type="float" office:value="3" calcext:value-type="float">
            <text:p>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umber Mill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table:formula="of:=SUM([.B5]+1)" office:value-type="float" office:value="4" calcext:value-type="float">
            <text:p>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ogging Town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/>
          <table:table-cell table:formula="of:=SUM([.B6]+1)"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arden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SUM([.B7]+1)"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mall Farm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formula="of:=SUM([.B8]+1)"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arming Hamlet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table:formula="of:=SUM([.B9]+1)" office:value-type="float" office:value="8" calcext:value-type="float">
            <text:p>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illag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/>
          <table:table-cell table:formula="of:=SUM([.B10]+1)" office:value-type="float" office:value="9" calcext:value-type="float">
            <text:p>9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in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SUM([.B11]+1)" office:value-type="float" office:value="10" calcext:value-type="float">
            <text:p>10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Quarry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formula="of:=SUM([.B12]+1)" office:value-type="float" office:value="11" calcext:value-type="float">
            <text:p>1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onework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/>
          <table:table-cell table:formula="of:=SUM([.B13]+1)" office:value-type="float" office:value="12" calcext:value-type="float">
            <text:p>12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ining Town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00-00-00</text:date>, <text:time style:data-style-name="N2" text:time-value="10:55:49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9:51:42.105000000</meta:creation-date>
    <meta:generator>LibreOffice/5.0.4.2$Windows_X86_64 LibreOffice_project/2b9802c1994aa0b7dc6079e128979269cf95bc78</meta:generator>
    <dc:date>2016-05-30T11:20:37.455000000</dc:date>
    <meta:editing-duration>PT11M58S</meta:editing-duration>
    <meta:editing-cycles>3</meta:editing-cycles>
    <meta:document-statistic meta:table-count="1" meta:cell-count="91" meta:object-count="0"/>
  </office:meta>
</office:document-meta>
</file>